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0019" officeooo:paragraph-rsid="00180019"/>
    </style:style>
    <style:style style:name="P2" style:family="paragraph" style:parent-style-name="Standard">
      <style:text-properties fo:font-size="15pt" fo:font-weight="bold" officeooo:rsid="00180019" officeooo:paragraph-rsid="0018001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80019" officeooo:paragraph-rsid="00180019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ce181e" fo:font-size="15pt" fo:font-weight="bold" officeooo:rsid="00180019" officeooo:paragraph-rsid="00180019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80019"/>
    </style:style>
    <style:style style:name="T1" style:family="text">
      <style:text-properties officeooo:rsid="00180019"/>
    </style:style>
    <style:style style:name="T2" style:family="text">
      <style:text-properties fo:color="#ce181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officeooo:rsid="00180019"/>
    </style:style>
    <style:style style:name="T8" style:family="text">
      <style:text-properties fo:font-variant="normal" fo:text-transform="none" fo:color="#1d1c1d" style:font-name="Slack-Lato" fo:font-size="11.2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1d1c1d" style:font-name="Slack-Lato" fo:font-size="11.25pt" fo:letter-spacing="normal" fo:font-style="normal" fo:font-weight="bold" officeooo:rsid="00180019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0019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 text:c="13"/><text:span text:style-name="T2">Upgradation of Nginx to version 1.17.3 in ubuntu </text:span></text:p>
      <text:p text:style-name="P2"><text:span text:style-name="T2"/></text:p>
      <text:p text:style-name="P2"><text:span text:style-name="T2"/></text:p>
      <text:p text:style-name="P3"><text:span text:style-name="T2"/></text:p>
      <text:p text:style-name="P1"><text:span text:style-name="T10">1</text:span>. Check your current version by <text:s/>“ nginx –version “.</text:p>
      <text:p text:style-name="P1"/>
      <text:p text:style-name="P1"/>
      <text:p text:style-name="P1"><text:span text:style-name="T5">2</text:span>. Now we have to add repository of nginx <text:s/>by following.</text:p>
      <text:p text:style-name="P1"/>
      <text:p text:style-name="P5"><text:span text:style-name="T1">“ </text:span><text:span text:style-name="T6">sudo add-apt-repository ppa:nginx/mainline <text:s/>“ </text:span></text:p>
      <text:p text:style-name="P5"><text:span text:style-name="T6"/></text:p>
      <text:p text:style-name="P5"><text:span text:style-name="T7">This command will help you add repository type </text:span><text:span text:style-name="T9">Mainline</text:span><text:span text:style-name="T11">.</text:span><text:span text:style-name="T1"> </text:span></text:p>
      <text:p text:style-name="P5"/>
      <text:p text:style-name="P1">Basically there are three types of repositories you can check by following way .</text:p>
      <text:p text:style-name="P1"/>
      <text:p text:style-name="P1">“ <text:s/><text:span text:style-name="T6">sudo add-apt-repository ppa:nginx <text:s/>“</text:span></text:p>
      <text:p text:style-name="P1"><text:span text:style-name="T6"/></text:p>
      <text:p text:style-name="P1"><text:span text:style-name="T6"/></text:p>
      <text:p text:style-name="P1"><text:span text:style-name="T8">3</text:span><text:span text:style-name="T6">. Now install nginx by following comand.</text:span></text:p>
      <text:p text:style-name="P1"><text:span text:style-name="T6"/></text:p>
      <text:p text:style-name="P1"><text:span text:style-name="T6"><text:s/>“ sudo apt-get install nginx “ </text:span></text:p>
      <text:p text:style-name="P1"><text:span text:style-name="T6"/></text:p>
      <text:p text:style-name="P1"><text:span text:style-name="T6"/></text:p>
      <text:p text:style-name="P1"><text:span text:style-name="T8">4</text:span><text:span text:style-name="T6">. check your version of nginx it must be <text:s/>“ 1.17.3 “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Thank you</text:span></text:p>
      <text:p text:style-name="P1"><text:span text:style-name="T6"/></text:p>
      <text:p text:style-name="P4"/>
      <text:p text:style-name="P2"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6:10:47.226793198</meta:creation-date>
    <dc:date>2019-09-03T16:21:42.680330708</dc:date>
    <meta:editing-duration>PT25S</meta:editing-duration>
    <meta:editing-cycles>1</meta:editing-cycles>
    <meta:document-statistic meta:table-count="0" meta:image-count="0" meta:object-count="0" meta:page-count="1" meta:paragraph-count="12" meta:word-count="89" meta:character-count="532" meta:non-whitespace-character-count="429"/>
    <meta:generator>LibreOffice/6.0.7.3$Linux_X86_64 LibreOffice_project/00m0$Build-3</meta:generator>
  </office:meta>
</office:document-meta>
</file>